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e04c" officeooo:paragraph-rsid="0014e04c"/>
    </style:style>
    <style:style style:name="P2" style:family="paragraph" style:parent-style-name="Text_20_body">
      <style:text-properties officeooo:rsid="0014e04c" officeooo:paragraph-rsid="0014e04c"/>
    </style:style>
    <style:style style:name="P3" style:family="paragraph" style:parent-style-name="Text_20_body">
      <style:text-properties officeooo:rsid="0016b4cf" officeooo:paragraph-rsid="0016b4cf"/>
    </style:style>
    <style:style style:name="P4" style:family="paragraph" style:parent-style-name="Preformatted_20_Text">
      <style:text-properties officeooo:rsid="001a6dd4" officeooo:paragraph-rsid="001a6dd4"/>
    </style:style>
    <style:style style:name="P5" style:family="paragraph" style:parent-style-name="Text_20_body">
      <style:text-properties officeooo:rsid="001a6dd4" officeooo:paragraph-rsid="001a6dd4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>
      <style:text-properties officeooo:paragraph-rsid="0016b4cf"/>
    </style:style>
    <style:style style:name="P8" style:family="paragraph" style:parent-style-name="Text_20_body">
      <style:text-properties officeooo:rsid="001a1631" officeooo:paragraph-rsid="001a1631"/>
    </style:style>
    <style:style style:name="P9" style:family="paragraph" style:parent-style-name="Heading_20_1">
      <style:text-properties officeooo:rsid="0014e04c" officeooo:paragraph-rsid="0014e04c"/>
    </style:style>
    <style:style style:name="P10" style:family="paragraph" style:parent-style-name="Heading_20_1">
      <style:text-properties officeooo:rsid="0016b4cf" officeooo:paragraph-rsid="0016b4cf"/>
    </style:style>
    <style:style style:name="P11" style:family="paragraph" style:parent-style-name="Heading_20_1">
      <style:text-properties officeooo:rsid="001a6dd4" officeooo:paragraph-rsid="001a6dd4"/>
    </style:style>
    <style:style style:name="P12" style:family="paragraph" style:parent-style-name="Heading_20_1">
      <style:text-properties officeooo:rsid="001bc9b3" officeooo:paragraph-rsid="001bc9b3"/>
    </style:style>
    <style:style style:name="P13" style:family="paragraph" style:parent-style-name="Heading_20_1">
      <style:text-properties officeooo:rsid="001bcfcf" officeooo:paragraph-rsid="001bcfcf"/>
    </style:style>
    <style:style style:name="P14" style:family="paragraph" style:parent-style-name="Preformatted_20_Text">
      <style:text-properties officeooo:paragraph-rsid="001bc9b3"/>
    </style:style>
    <style:style style:name="P15" style:family="paragraph" style:parent-style-name="Text_20_body">
      <style:text-properties officeooo:paragraph-rsid="001bc9b3"/>
    </style:style>
    <style:style style:name="P16" style:family="paragraph" style:parent-style-name="Text_20_body">
      <style:text-properties officeooo:rsid="001bcfcf" officeooo:paragraph-rsid="001bcfcf"/>
    </style:style>
    <style:style style:name="T1" style:family="text">
      <style:text-properties officeooo:rsid="0017c99b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ssentials</text:h>
      <text:p text:style-name="P2">sudo apt-get update</text:p>
      <text:p text:style-name="P8">sudo apt update &amp;&amp; sudo apt upgrade -y</text:p>
      <text:p text:style-name="P3">sudo apt-get install -y curl build-essential gdb git</text:p>
      <text:h text:style-name="P10" text:outline-level="1">Tmux</text:h>
      <text:p text:style-name="P7">- <text:a xlink:type="simple" xlink:href="https://www.hostinger.com/es/tutoriales/tmux-config" text:style-name="Internet_20_link" text:visited-style-name="Visited_20_Internet_20_Link">https://www.hostinger.com/es/tutoriales/tmux-config</text:a></text:p>
      <text:p text:style-name="P3">sudo apt-get install tmux</text:p>
      <text:h text:style-name="P9" text:outline-level="1">Key remapping</text:h>
      <text:p text:style-name="P2">- <text:a xlink:type="simple" xlink:href="https://medium.com/@ethanppl/how-i-use-keyd-to-remap-my-keyboard-in-ubuntu-22-04-with-wayland-040519b8a3d6" text:style-name="Internet_20_link" text:visited-style-name="Visited_20_Internet_20_Link">https://medium.com/@ethanppl/how-i-use-keyd-to-remap-my-keyboard-in-ubuntu-22-04-with-wayland-040519b8a3d6</text:a></text:p>
      <text:p text:style-name="P2">- keyd: <text:a xlink:type="simple" xlink:href="https://github.com/rvaiya/keyd" text:style-name="Internet_20_link" text:visited-style-name="Visited_20_Internet_20_Link">https://github.com/rvaiya/keyd</text:a></text:p>
      <text:p text:style-name="P2">- As of now, it is installed from source:</text:p>
      <text:p text:style-name="P1"><text:span text:style-name="Source_20_Text">git clone https://github.com/rvaiya/keyd</text:span></text:p>
      <text:p text:style-name="Preformatted_20_Text"><text:span text:style-name="Source_20_Text">cd keyd</text:span></text:p>
      <text:p text:style-name="Preformatted_20_Text"><text:span text:style-name="Source_20_Text">make &amp;&amp; sudo make install</text:span></text:p>
      <text:p text:style-name="P6"><text:span text:style-name="Source_20_Text">sudo systemctl enable --now keyd</text:span></text:p>
      <text:p text:style-name="P2">- <text:span text:style-name="T1">Put the following in /etc/keyd/default.conf</text:span></text:p>
      <text:p text:style-name="P1"><text:bookmark text:name="cf90"/>[ids]</text:p>
      <text:p text:style-name="Preformatted_20_Text">*</text:p>
      <text:p text:style-name="Preformatted_20_Text">[main]</text:p>
      <text:p text:style-name="Preformatted_20_Text"># Maps capslock to escape when pressed and control when held.</text:p>
      <text:p text:style-name="Preformatted_20_Text">capslock = overload(control, esc)</text:p>
      <text:p text:style-name="Preformatted_20_Text"># Shift layer</text:p>
      <text:p text:style-name="Preformatted_20_Text">[shift:S]</text:p>
      <text:p text:style-name="Preformatted_20_Text">## shift+capslock is capslock</text:p>
      <text:p text:style-name="P6">capslock = capslock</text:p>
      <text:p text:style-name="P2">- <text:span text:style-name="T1">Run: sudo keyd reload</text:span></text:p>
      <text:h text:style-name="P11" text:outline-level="1">Docker</text:h>
      <text:p text:style-name="P5">- <text:span text:style-name="T2">Set up</text:span> apt repository</text:p>
      <text:p text:style-name="P4"><text:span text:style-name="Source_20_Text"># Add Docker's official GPG key:</text:span></text:p>
      <text:p text:style-name="Preformatted_20_Text"><text:span text:style-name="Source_20_Text">sudo apt-get update</text:span></text:p>
      <text:p text:style-name="Preformatted_20_Text"><text:span text:style-name="Source_20_Text">sudo apt-get install ca-certificates curl</text:span></text:p>
      <text:p text:style-name="Preformatted_20_Text"><text:span text:style-name="Source_20_Text">sudo install -m 0755 -d /etc/apt/keyrings</text:span></text:p>
      <text:p text:style-name="Preformatted_20_Text"><text:span text:style-name="Source_20_Text">sudo curl -fsSL https://download.docker.com/linux/ubuntu/gpg -o /etc/apt/keyrings/docker.asc</text:span></text:p>
      <text:p text:style-name="Preformatted_20_Text"><text:span text:style-name="Source_20_Text">sudo chmod a+r /etc/apt/keyrings/docker.asc</text:span></text:p>
      <text:p text:style-name="Preformatted_20_Text"/>
      <text:p text:style-name="Preformatted_20_Text"><text:span text:style-name="Source_20_Text"># Add the repository to Apt sources:</text:span></text:p>
      <text:p text:style-name="Preformatted_20_Text"><text:span text:style-name="Source_20_Text">echo \</text:span></text:p>
      <text:p text:style-name="Preformatted_20_Text"><text:soft-page-break/><text:span text:style-name="Source_20_Text"><text:s text:c="2"/>"deb [arch=$(dpkg --print-architecture) signed-by=/etc/apt/keyrings/docker.asc] https://download.docker.com/linux/ubuntu \</text:span></text:p>
      <text:p text:style-name="Preformatted_20_Text"><text:span text:style-name="Source_20_Text"><text:s text:c="2"/>$(. /etc/os-release &amp;&amp; echo "${UBUNTU_CODENAME:-$VERSION_CODENAME}") stable" | \</text:span></text:p>
      <text:p text:style-name="Preformatted_20_Text"><text:span text:style-name="Source_20_Text"><text:s text:c="2"/>sudo tee /etc/apt/sources.list.d/docker.list &gt; /dev/null</text:span></text:p>
      <text:p text:style-name="P6"><text:span text:style-name="Source_20_Text">sudo apt-get update</text:span></text:p>
      <text:p text:style-name="P5">- <text:span text:style-name="T2">Install</text:span></text:p>
      <text:p text:style-name="P5">sudo apt-get install docker-ce docker-ce-cli containerd.io docker-buildx-plugin docker-compose-plugin</text:p>
      <text:p text:style-name="P5">- Manage docker as non root → add my user to docker group</text:p>
      <text:p text:style-name="P4"><text:span text:style-name="Source_20_Text">sudo usermod -aG docker $USER</text:span></text:p>
      <text:p text:style-name="P5"/>
      <text:h text:style-name="P12" text:outline-level="1">Pass</text:h>
      <text:p text:style-name="P14"><text:span text:style-name="Source_20_Text">sudo apt-get install pass</text:span></text:p>
      <text:p text:style-name="P15"/>
      <text:h text:style-name="P13" text:outline-level="1">Git auth</text:h>
      <text:p text:style-name="P16">sudo apt install git-credential-manager</text:p>
      <text:p text:style-name="P16">git config --global credential.helper manager</text:p>
      <text:p text:style-name="P16">First push will prompt for username and tok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8:15:36.086316826</meta:creation-date>
    <dc:date>2025-10-24T20:36:52.191364930</dc:date>
    <meta:editing-duration>PT39M2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220" meta:character-count="1733" meta:non-whitespace-character-count="1560"/>
  </office:meta>
</office:document-meta>
</file>